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Times New Roman" svg:font-family="'Times New Roman'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2">
      <style:text-properties fo:color="#000000"/>
    </style:style>
    <style:style style:name="T1" style:family="text">
      <style:text-properties style:font-name="Times New Roman" fo:font-size="12pt" fo:language="de" fo:country="DE" style:letter-kerning="true"/>
    </style:style>
    <text:list-style style:name="L1">
      <text:list-level-style-bullet text:level="1" text:bullet-char="•">
        <style:list-level-properties/>
      </text:list-level-style-bullet>
      <text:list-level-style-bullet text:level="2" text:bullet-char="◦">
        <style:list-level-properties/>
      </text:list-level-style-bullet>
      <text:list-level-style-bullet text:level="3" text:bullet-char="▪">
        <style:list-level-properties/>
      </text:list-level-style-bullet>
      <text:list-level-style-bullet text:level="4" text:bullet-char="•">
        <style:list-level-properties/>
      </text:list-level-style-bullet>
      <text:list-level-style-bullet text:level="5" text:bullet-char="◦">
        <style:list-level-properties/>
      </text:list-level-style-bullet>
      <text:list-level-style-bullet text:level="6" text:bullet-char="▪">
        <style:list-level-properties/>
      </text:list-level-style-bullet>
      <text:list-level-style-bullet text:level="7" text:bullet-char="•">
        <style:list-level-properties/>
      </text:list-level-style-bullet>
      <text:list-level-style-bullet text:level="8" text:bullet-char="◦">
        <style:list-level-properties/>
      </text:list-level-style-bullet>
      <text:list-level-style-bullet text:level="9" text:bullet-char="▪">
        <style:list-level-properties/>
      </text:list-level-style-bullet>
      <text:list-level-style-bullet text:level="10" text:bullet-char="•">
        <style:list-level-properties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tracked-changes>
        <text:changed-region text:id="ct181178152">
          <text:insertion>
            <office:change-info>
              <dc:creator>Tamino Dauth</dc:creator>
              <dc:date>2010-09-20T19:03:00</dc:date>
            </office:change-info>
          </text:insertion>
        </text:changed-region>
        <text:changed-region text:id="ct181627960">
          <text:insertion>
            <office:change-info>
              <dc:creator>Tamino Dauth</dc:creator>
              <dc:date>2010-09-20T19:04:00</dc:date>
            </office:change-info>
          </text:insertion>
        </text:changed-region>
        <text:changed-region text:id="ct181000712">
          <text:insertion>
            <office:change-info>
              <dc:creator>Tamino Dauth</dc:creator>
              <dc:date>2010-09-20T19:05:00</dc:date>
            </office:change-info>
          </text:insertion>
        </text:changed-region>
        <text:changed-region text:id="ct165362016">
          <text:insertion>
            <office:change-info>
              <dc:creator>Tamino Dauth</dc:creator>
              <dc:date>2010-09-20T19:06:00</dc:date>
            </office:change-info>
          </text:insertion>
        </text:changed-region>
        <text:changed-region text:id="ct182134512">
          <text:format-change>
            <office:change-info>
              <dc:creator>Tamino Dauth</dc:creator>
              <dc:date>2010-09-20T19:06:00</dc:date>
            </office:change-info>
          </text:format-change>
        </text:changed-region>
        <text:changed-region text:id="ct181372248">
          <text:insertion>
            <office:change-info>
              <dc:creator>Tamino Dauth</dc:creator>
              <dc:date>2010-09-20T19:06:00</dc:date>
            </office:change-info>
          </text:insertion>
        </text:changed-region>
        <text:changed-region text:id="ct182129680">
          <text:insertion>
            <office:change-info>
              <dc:creator>Tamino Dauth</dc:creator>
              <dc:date>2010-09-20T19:0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64483789" text:style-name="L2">
        <text:list-item>
          <text:p text:style-name="P1">Dokumente für die Völker Zwerge, Riesen, Niederelfen, Orks, Dämonen und Dunkelelfen anlegen.</text:p>
        </text:list-item>
        <text:list-item>
          <text:p text:style-name="P1">Inhalte bestehender Völkerdokumente restrukturieren, erweitern und abgleichen.</text:p>
        </text:list-item>
        <text:list-item>
          <text:p text:style-name="P1">Nach Möglichkeit einen groben Zeitstrahl wichtiger historischer Ereignisse erstellen.</text:p>
        </text:list-item>
        <text:list-item>
          <text:p text:style-name="P1">Dokument der Welt erstellen (Definition des Planeten).</text:p>
        </text:list-item>
        <text:list-item>
          <text:p text:style-name="P1">Beschreibungen der Buchcharaktere vervollständigen und im Buch nach Ungereimtheiten und Fehlern suchen.</text:p>
        </text:list-item>
        <text:list-item>
          <text:p text:style-name="P1">Buchtitelseite erstellen.</text:p>
        </text:list-item>
        <text:list-item>
          <text:p text:style-name="P1">Buchinhaltsformate festlegen.</text:p>
        </text:list-item>
        <text:list-item>
          <text:p text:style-name="P1">Symbolik weiter ausführen (Banner, Farben, Schriften)</text:p>
        </text:list-item>
        <text:list-item>
          <text:p text:style-name="P1">Waffen und militärischen Aufbau der Völker weiter ausführen (mit Bildern)</text:p>
        </text:list-item>
        <text:list-item>
          <text:p text:style-name="P1">Appendix vervollständigen<text:change-start text:change-id="ct181178152"/></text:p>
        </text:list-item>
        <text:list-item>
          <text:p text:style-name="P1">Appendix ersetzt Dokumente wie „Orte.odt“, „Stände.odt“ usw.</text:p>
        </text:list-item>
        <text:list-item>
          <text:p text:style-name="P1">Daten aus globalen Dokumenten in die Dokumente d<text:change-end text:change-id="ct181178152"/><text:change-start text:change-id="ct181627960"/>er Wesen/Völker verschieben</text:p>
        </text:list-item>
        <text:list-item>
          <text:p text:style-name="P1">Hochelfen benötigen einen Kalender (tagesorientiert, Tag in Ebbe und Flut unterteilen?)<text:change-end text:change-id="ct181627960"/><text:change-start text:change-id="ct181000712"/>.</text:p>
        </text:list-item>
        <text:list-item>
          <text:p text:style-name="P1">Tageszeitensystem (bei<text:change-end text:change-id="ct181000712"/><text:change-start text:change-id="ct165362016"/> allen Völkern grob an der Sonne orientiert, keine Uhrzeiten <text:change-start text:change-id="ct182134512"/><text:span text:style-name="T1">→</text:span><text:change-end text:change-id="ct182134512"/><text:change-start text:change-id="ct181372248"/><text:span text:style-name="T1"> </text:span><text:change-end text:change-id="ct181372248"/><text:span text:style-name="T1">Morgen,</text:span> <text:change-end text:change-id="ct165362016"/><text:change-start text:change-id="ct182129680"/>Vormittag, Mittag, Nachmittag, Abend, Nacht)</text:p>
        </text:list-item>
        <text:list-item>
          <text:p text:style-name="P1">Den Naturstamm von Baradés Mutter im Dokument der Menschen ausführlicher definieren.<text:change-end text:change-id="ct182129680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Times New Roman" svg:font-family="'Times New Roman'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Times New Roman" fo:font-size="12pt" fo:language="de" fo:country="DE" style:letter-kerning="true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Times New Roman" fo:font-size="12pt" fo:language="de" fo:country="DE" style:letter-kerning="true"/>
    </style:style>
    <style:style style:name="Heading" style:family="paragraph" style:next-style-name="Text_20_body" style:class="text">
      <style:paragraph-properties fo:margin-top="0.423cm" fo:margin-bottom="0.212cm" style:writing-mode="page"/>
      <style:text-properties style:font-name="Arial" fo:font-size="14pt" fo:language="de" fo:country="DE" style:letter-kerning="true"/>
    </style:style>
    <style:style style:name="Text_20_body" style:display-name="Text body" style:family="paragraph" style:class="text">
      <style:paragraph-properties fo:margin-top="0cm" fo:margin-bottom="0.212cm" style:writing-mode="page"/>
      <style:text-properties style:font-name="Times New Roman" fo:font-size="12pt" fo:language="de" fo:country="DE" style:letter-kerning="true"/>
    </style:style>
    <style:style style:name="List" style:family="paragraph" style:class="list">
      <style:paragraph-properties fo:margin-top="0cm" fo:margin-bottom="0.212cm" style:writing-mode="page"/>
      <style:text-properties style:font-name="Times New Roman" fo:font-size="12pt" fo:language="de" fo:country="DE" style:letter-kerning="true"/>
    </style:style>
    <style:style style:name="Index" style:family="paragraph" style:class="index">
      <style:paragraph-properties style:writing-mode="page"/>
      <style:text-properties style:font-name="Times New Roman" fo:font-size="12pt" fo:language="de" fo:country="DE" style:letter-kerning="true"/>
    </style:style>
    <style:style style:name="Caption" style:family="paragraph" style:class="extra">
      <style:paragraph-properties fo:margin-top="0.212cm" fo:margin-bottom="0.212cm" style:writing-mode="page"/>
      <style:text-properties style:font-name="Times New Roman" fo:font-size="12pt" fo:language="de" fo:country="DE" fo:font-style="italic" style:letter-kerning="true"/>
    </style:style>
    <style:style style:name="Bullet_20_Symbols" style:display-name="Bullet Symbols" style:family="text">
      <style:text-properties style:font-name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/>
    <meta:initial-creator>Tamino Dauth</meta:initial-creator>
    <meta:editing-cycles>13</meta:editing-cycles>
    <dc:date>2010-09-20T19:06:59</dc:date>
    <meta:creation-date>2010-01-31T23:18:59</meta:creation-date>
    <dc:creator>Tamino Dauth</dc:creator>
    <meta:editing-duration>PT00H04M08S</meta:editing-duration>
    <meta:document-statistic meta:table-count="0" meta:image-count="0" meta:object-count="0" meta:page-count="1" meta:paragraph-count="15" meta:word-count="143" meta:character-count="1076"/>
  </office:meta>
</office:document-meta>
</file>